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style:font-size-asian="10.5pt"/>
    </style:style>
    <style:style style:name="P2" style:family="paragraph" style:parent-style-name="Text_20_body">
      <style:text-properties style:font-name="Times New Roman" fo:language="ru" fo:country="RU" style:font-size-asian="10.5pt"/>
    </style:style>
    <style:style style:name="P3" style:family="paragraph" style:parent-style-name="Text_20_body">
      <style:text-properties fo:language="ru" fo:country="RU" style:font-size-asian="10.5pt"/>
    </style:style>
    <style:style style:name="P4" style:family="paragraph" style:parent-style-name="Text_20_body">
      <style:paragraph-properties fo:margin-top="0cm" fo:margin-bottom="0cm" loext:contextual-spacing="false"/>
      <style:text-properties fo:language="ru" fo:country="RU" style:font-size-asian="10.5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Times New Roman" fo:language="ru" fo:country="RU" style:font-size-asian="10.5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language="ru" fo:country="RU" style:font-size-asian="10.5pt"/>
    </style:style>
    <style:style style:name="T3" style:family="text">
      <style:text-properties officeooo:rsid="0012d258"/>
    </style:style>
    <style:style style:name="T4" style:family="text">
      <style:text-properties officeooo:rsid="0014a9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pan text:style-name="T2">Явление VII</text:span></text:span></text:p>
      <text:p text:style-name="Text_20_body"><text:span text:style-name="Emphasis"><text:span text:style-name="Strong_20_Emphasis"><text:span text:style-name="T2">Миллон, Дженнаро,</text:span></text:span></text:span><text:span text:style-name="Emphasis"><text:span text:style-name="T2"> затем </text:span></text:span><text:span text:style-name="Emphasis"><text:span text:style-name="Strong_20_Emphasis"><text:span text:style-name="T2">Панталоне, слуги.</text:span></text:span></text:span></text:p>
      <text:p text:style-name="Text_20_body"><text:span text:style-name="Strong_20_Emphasis"><text:span text:style-name="T2">Миллон</text:span></text:span></text:p>
      <text:p text:style-name="Text_20_body"><text:span text:style-name="Emphasis"><text:span text:style-name="T2">(к Дженнаро)</text:span></text:span></text:p>
      <text:p text:style-name="P4">                        <text:span text:style-name="T1">Зачем же</text:span></text:p>
      <text:p text:style-name="P5">Хотели вы мое отсрочить счастье,</text:p>
      <text:p text:style-name="P2">Дженнаро?</text:p>
      <text:p text:style-name="Text_20_body"><text:span text:style-name="Strong_20_Emphasis"><text:span text:style-name="T2">Дженнаро</text:span></text:span></text:p>
      <text:p text:style-name="Text_20_body"><text:span text:style-name="Emphasis"><text:span text:style-name="T2">(опечаленный и смущенный)</text:span></text:span></text:p>
      <text:p text:style-name="P4">         <text:span text:style-name="T1">Мне казалось, милый брат,</text:span></text:p>
      <text:p text:style-name="P5">Что после долгого пути… А, впрочем…</text:p>
      <text:p text:style-name="P2">Хотя, конечно…</text:p>
      <text:p text:style-name="Text_20_body"><text:span text:style-name="Emphasis"><text:span text:style-name="T2">(В сторону, взволнованно.)</text:span></text:span></text:p>
      <text:p text:style-name="P4">              <text:span text:style-name="T1">О немилосердный</text:span></text:p>
      <text:p text:style-name="P2">Норандо! И я вынужден молчать!</text:p>
      <text:p text:style-name="Text_20_body"><text:span text:style-name="Emphasis"><text:span text:style-name="T2">(Видя, как с галеры сходят </text:span></text:span><text:span text:style-name="Emphasis"><text:span text:style-name="Strong_20_Emphasis"><text:span text:style-name="T2">Панталоне</text:span></text:span></text:span><text:span text:style-name="Emphasis"><text:span text:style-name="T2"> и слуги с конем и соколом, продолжает в смятении.)</text:span></text:span></text:p>
      <text:p text:style-name="P5">Ведут коня, и сокола несут…</text:p>
      <text:p text:style-name="P5">Настал жестокий миг… О небеса,</text:p>
      <text:p text:style-name="P2">Явите вашу помощь мне и брату!</text:p>
      <text:p text:style-name="Text_20_body"><text:span text:style-name="Strong_20_Emphasis"><text:span text:style-name="T2">Миллон</text:span></text:span></text:p>
      <text:p text:style-name="Text_20_body"><text:span text:style-name="Emphasis"><text:span text:style-name="T2">(внимательно глядя на него, в сторону)</text:span></text:span></text:p>
      <text:p text:style-name="P2">Что с братом? Я его не узнаю.</text:p>
      <text:p text:style-name="Text_20_body"><text:span text:style-name="Emphasis"><text:span text:style-name="T2">Подходят </text:span></text:span><text:span text:style-name="Emphasis"><text:span text:style-name="Strong_20_Emphasis"><text:span text:style-name="T2">слуги</text:span></text:span></text:span><text:span text:style-name="Emphasis"><text:span text:style-name="T2"> с </text:span></text:span><text:span text:style-name="Emphasis"><text:span text:style-name="Strong_20_Emphasis"><text:span text:style-name="T2">соколом</text:span></text:span></text:span><text:span text:style-name="Emphasis"><text:span text:style-name="T2"> и </text:span></text:span><text:span text:style-name="Emphasis"><text:span text:style-name="Strong_20_Emphasis"><text:span text:style-name="T2">конем,</text:span></text:span></text:span><text:span text:style-name="Emphasis"><text:span text:style-name="T2"> который выступает, играя. По знаку Панталоне они останавливаются в стороне. Панталоне почтительно приближается.</text:span></text:span></text:p>
      <text:p text:style-name="Text_20_body"><text:span text:style-name="Strong_20_Emphasis"><text:span text:style-name="T2">Панталоне</text:span></text:span></text:p>
      <text:p text:style-name="Text_20_body"><text:span text:style-name="T2">Будет ли дозволено бедному старику, бесполезному своим хозяевам, поцеловать вашу руку? </text:span><text:span text:style-name="Emphasis"><text:span text:style-name="T2">(Целует Миллону руку.)</text:span></text:span></text:p>
      <text:p text:style-name="Text_20_body"><text:span text:style-name="Strong_20_Emphasis"><text:span text:style-name="T2">Миллон</text:span></text:span></text:p>
      <text:p text:style-name="P5">Вы – бесполезны? Из своих придворных</text:p>
      <text:p text:style-name="P5">Миллон считает вас полезней всех,</text:p>
      <text:p text:style-name="P5">Не ваше ль мужество из грозных волн</text:p>
      <text:p text:style-name="P5">Спасло Дженнаро и спасло Армиллу,</text:p>
      <text:p text:style-name="P2">Жизнь вашего монарха?</text:p>
      <text:p text:style-name="Text_20_body"><text:span text:style-name="Strong_20_Emphasis"><text:span text:style-name="T2">Панталоне</text:span></text:span></text:p>
      <text:p text:style-name="P2">Небо, благосклонное к вам, пришло на помощь моим слабым способностям. Пусть ваше величество возблагодарит отвагу, любовь, сердце и редкую братскую привязанность принца <text:soft-page-break/>Дженнаро, перед которым, да будет мне дозволено сказать от чистого сердца и со всей прямотой, ваше величество всегда останетесь в неоплатном долгу. <text:span text:style-name="T3">Как говорят у нас в Венеции, в долг берёшь чужие и на время, а возвращаешь свои и навсегда.</text:span></text:p>
      <text:p text:style-name="Text_20_body"><text:span text:style-name="Strong_20_Emphasis"><text:span text:style-name="T2">Миллон</text:span></text:span></text:p>
      <text:p text:style-name="P3">                    <text:span text:style-name="T1">Да, вы правы.</text:span></text:p>
      <text:p text:style-name="Text_20_body"><text:span text:style-name="Emphasis"><text:span text:style-name="T2">(Разглядывая сокола и коня.)</text:span></text:span></text:p>
      <text:p text:style-name="P5">Я чувствую, во мне опять проснулась</text:p>
      <text:p text:style-name="P5">Вся страсть моя к охоте! Этот конь</text:p>
      <text:p text:style-name="P5">И этот сокол редкостнее всех,</text:p>
      <text:p text:style-name="P2">Каких я видел в жизни. Чьи они?</text:p>
      <text:p text:style-name="Text_20_body"><text:span text:style-name="Emphasis"><text:span text:style-name="T2">Дженнаро выказывает беспокойство.</text:span></text:span></text:p>
      <text:p text:style-name="Text_20_body"><text:span text:style-name="Strong_20_Emphasis"><text:span text:style-name="T2">Панталоне</text:span></text:span></text:p>
      <text:p text:style-name="P2">Чьи? Вот этого вашего братца, который только и думает о том, чем бы вернее угодить другому своему братцу. <text:span text:style-name="T3">На эту тему есть замечательный венецианский анекдот. Один дож пригласил другого на день рожденья. А тот говорит: «Ой, не знаю, шо бы вам такого подарить, шобы потом сильно не завидовать».</text:span></text:p>
      <text:p text:style-name="Text_20_body"><text:span text:style-name="Strong_20_Emphasis"><text:span text:style-name="T2">Миллон</text:span></text:span></text:p>
      <text:p text:style-name="P5">Я бесконечно благодарен вам.</text:p>
      <text:p text:style-name="P2">Я осчастливлен вашими дарами.</text:p>
      <text:p text:style-name="Text_20_body"><text:span text:style-name="Strong_20_Emphasis"><text:span text:style-name="T2">Дженнаро</text:span></text:span></text:p>
      <text:p text:style-name="Text_20_body"><text:span text:style-name="Emphasis"><text:span text:style-name="T2">(в сторону, в волнении)</text:span></text:span></text:p>
      <text:p text:style-name="P5">Свершается ужасный приговор.</text:p>
      <text:p text:style-name="P2">Смелей, Дженнаро!</text:p>
      <text:p text:style-name="Text_20_body"><text:span text:style-name="Emphasis"><text:span text:style-name="T2">(Громко.)</text:span></text:span></text:p>
      <text:p text:style-name="P4">                 <text:span text:style-name="T1">Брат мой, этот сокол</text:span></text:p>
      <text:p text:style-name="P5">Прямое чудо силы и отваги.</text:p>
      <text:p text:style-name="P2">Я вам его вручаю.</text:p>
      <text:p text:style-name="Text_20_body"><text:span text:style-name="Emphasis"><text:span text:style-name="T2">(Взяв сокола, идет к Миллону.)</text:span></text:span></text:p>
      <text:p text:style-name="Text_20_body"><text:span text:style-name="Strong_20_Emphasis"><text:span text:style-name="T2">Миллон</text:span></text:span></text:p>
      <text:p text:style-name="Text_20_body"><text:span text:style-name="Emphasis"><text:span text:style-name="T2">(радостно приближается, чтобы взять сокола)</text:span></text:span></text:p>
      <text:p text:style-name="P4">               <text:span text:style-name="T1">Он прекрасен!</text:span></text:p>
      <text:p text:style-name="P2">Какой подарок!..</text:p>
      <text:p text:style-name="Text_20_body"><text:span text:style-name="Strong_20_Emphasis"><text:span text:style-name="T2">Дженнаро</text:span></text:span></text:p>
      <text:p text:style-name="Text_20_body"><text:span text:style-name="Emphasis"><text:span text:style-name="T2">(в сторону, в крайнем волнении)</text:span></text:span></text:p>
      <text:p text:style-name="P4">              <text:span text:style-name="T1">Брату моему</text:span></text:p>
      <text:p text:style-name="P2">Спасу глаза.</text:p>
      <text:p text:style-name="Text_20_body"><text:soft-page-break/><text:span text:style-name="Emphasis"><text:span text:style-name="T2">(Вручает сокола Миллону, в тот же миг выхватывает из-за пояса нож, отсекает соколу голову, швыряет ее наземь и стоит подавленный.)</text:span></text:span></text:p>
      <text:p text:style-name="Text_20_body"><text:span text:style-name="Strong_20_Emphasis"><text:span text:style-name="T2">Миллон</text:span></text:span></text:p>
      <text:p text:style-name="Text_20_body"><text:span text:style-name="Emphasis"><text:span text:style-name="T2">(изумленный)</text:span></text:span></text:p>
      <text:p text:style-name="P3">          <text:span text:style-name="T1">Что значит ваш поступок?</text:span></text:p>
      <text:p text:style-name="Text_20_body"><text:span text:style-name="Strong_20_Emphasis"><text:span text:style-name="T2">Панталоне</text:span></text:span></text:p>
      <text:p text:style-name="P2">Что за дьявол? Что вы наделали? Этакого сокола, который хвостом убивал тетеревов! Бедная моя голова! Я ошалел, я ничего не понимаю.</text:p>
      <text:p text:style-name="Text_20_body"><text:span text:style-name="Strong_20_Emphasis"><text:span text:style-name="T2">Миллон</text:span></text:span></text:p>
      <text:p text:style-name="Text_20_body"><text:span text:style-name="Emphasis"><text:span text:style-name="T2">(с достоинством)</text:span></text:span></text:p>
      <text:p text:style-name="P5">Брат, он был вашим. Если вам он дорог,</text:p>
      <text:p text:style-name="P5">Вы мне могли его не отдавать.</text:p>
      <text:p text:style-name="P5">Не забывайте: я не только брат ваш,</text:p>
      <text:p text:style-name="P2">Но ваш король.</text:p>
      <text:p text:style-name="Text_20_body"><text:span text:style-name="Strong_20_Emphasis"><text:span text:style-name="T2">Дженнаро</text:span></text:span></text:p>
      <text:p text:style-name="Text_20_body"><text:span text:style-name="Emphasis"><text:span text:style-name="T2">(в смущении)</text:span></text:span></text:p>
      <text:p text:style-name="P4">            <text:span text:style-name="T1">Простите… Исступленье…</text:span></text:p>
      <text:p text:style-name="P2">Слепой порыв…</text:p>
      <text:p text:style-name="Text_20_body"><text:span text:style-name="Emphasis"><text:span text:style-name="T2">(В сторону, с отчаянием.)</text:span></text:span></text:p>
      <text:p text:style-name="P4">              <text:span text:style-name="T1">Мучительная тайна!</text:span></text:p>
      <text:p text:style-name="P2">И я тебя поведать не могу!</text:p>
      <text:p text:style-name="Text_20_body"><text:span text:style-name="Emphasis"><text:span text:style-name="T2">(Ласково.)</text:span></text:span></text:p>
      <text:p text:style-name="P5">Пусть этот конь, прекрасней всех коней,</text:p>
      <text:p text:style-name="P5">Вам сокола убитого заменит.</text:p>
      <text:p text:style-name="P5">Сев на него и убедясь на деле,</text:p>
      <text:p text:style-name="P5">Что он ретив, как ни один другой,</text:p>
      <text:p text:style-name="P5">Вы тотчас же забудете утрату,</text:p>
      <text:p text:style-name="P5">В которой я невольно был повинен,</text:p>
      <text:p text:style-name="P2">Забывшись.</text:p>
      <text:p text:style-name="Text_20_body"><text:span text:style-name="Strong_20_Emphasis"><text:span text:style-name="T2">Миллон</text:span></text:span></text:p>
      <text:p text:style-name="Text_20_body"><text:span text:style-name="Emphasis"><text:span text:style-name="T2">(в сторону)</text:span></text:span></text:p>
      <text:p text:style-name="P3">          <text:span text:style-name="T1">Не пойму, что это значит.</text:span></text:p>
      <text:p text:style-name="Text_20_body"><text:span text:style-name="Emphasis"><text:span text:style-name="T2">(К Дженнаро.)</text:span></text:span></text:p>
      <text:p text:style-name="P5">Я принимаю этого коня,</text:p>
      <text:p text:style-name="P5">И сяду на него, и во дворец</text:p>
      <text:p text:style-name="P5">Вернусь на нем, чтоб испытать его.</text:p>
      <text:p text:style-name="P5">А вы, Дженнаро, вместе с адмиралом</text:p>
      <text:p text:style-name="P2"><text:soft-page-break/>Поедете в моей коляске.</text:p>
      <text:p text:style-name="Text_20_body"><text:span text:style-name="Emphasis"><text:span text:style-name="T2">Слуги подводят коня. Миллон берется за поводья, чтобы сесть в седло.</text:span></text:span></text:p>
      <text:p text:style-name="Text_20_body"><text:span text:style-name="Strong_20_Emphasis"><text:span text:style-name="T2">Дженнаро</text:span></text:span></text:p>
      <text:p text:style-name="Text_20_body"><text:span text:style-name="Emphasis"><text:span text:style-name="T2">(в сторону, порывисто)</text:span></text:span></text:p>
      <text:p text:style-name="P4">                    <text:span text:style-name="T1">Боги,</text:span></text:p>
      <text:p text:style-name="P5">Теперь руке моей придайте силу,</text:p>
      <text:p text:style-name="P2">Чтоб я от смерти брата спас.</text:p>
      <text:p text:style-name="Text_20_body"><text:span text:style-name="Strong_20_Emphasis"><text:span text:style-name="T2">Панталоне</text:span></text:span></text:p>
      <text:p text:style-name="Text_20_body"><text:span text:style-name="T2">Подождите, ваше величество! Я хотел бы иметь честь поддержать вам стремя. </text:span><text:span text:style-name="Emphasis"><text:span text:style-name="T2">(Берется за стремя.)</text:span></text:span></text:p>
      <text:p text:style-name="Text_20_body"><text:span text:style-name="Emphasis"><text:span text:style-name="T2">Миллон ставит ногу в другое стремя, и в тот миг, когда он собирается сесть в седло, Дженнаро, быстро обнажив меч, перерубает коню передние ноги, и тот, падая на Панталоне, подминает его под себя.</text:span></text:span></text:p>
      <text:p text:style-name="P2">Ой, ой, помогите! Что за дела! Недаром говорил мне один астролог: «Возитесь с вашими <text:span text:style-name="T3">шаланд</text:span>ами и сторонитесь лошадей». <text:span text:style-name="T4">Ой-ой-ой, умоляю, оставьте меня жить!</text:span></text:p>
      <text:p text:style-name="Text_20_body"><text:span text:style-name="Emphasis"><text:span text:style-name="T2">Слуги вытаскивают его из-под коня, и с их помощью он удаляется, прихрамывая.</text:span></text:span></text:p>
      <text:p text:style-name="Text_20_body"><text:span text:style-name="T2">Стража, люди, ради бога смотрите, чтобы не вышло ссоры между братьями! </text:span><text:span text:style-name="Emphasis"><text:span text:style-name="T2">(Уходит.)</text:span></text:span></text:p>
      <text:p text:style-name="Text_20_body"><text:span text:style-name="Strong_20_Emphasis"><text:span text:style-name="T2">Миллон</text:span></text:span></text:p>
      <text:p text:style-name="Text_20_body"><text:span text:style-name="Emphasis"><text:span text:style-name="T2">(гордо)</text:span></text:span></text:p>
      <text:p text:style-name="P4">                        <text:span text:style-name="T1">Мой брат,</text:span></text:p>
      <text:p text:style-name="P5">Я понимаю вас: старанья ваши</text:p>
      <text:p text:style-name="P5">Мою отсрочить свадьбу и вот это</text:p>
      <text:p text:style-name="P5">Неслыханное надо мной глумленье</text:p>
      <text:p text:style-name="P5">Свидетельствуют громко о несчастной,</text:p>
      <text:p text:style-name="P2">Безумной и слепой любви к Армилле.</text:p>
      <text:p text:style-name="Text_20_body"><text:span text:style-name="Emphasis"><text:span text:style-name="T2">(В сторону.)</text:span></text:span></text:p>
      <text:p text:style-name="P5">О, что за подозренье!.. Сердце сжалось</text:p>
      <text:p text:style-name="P5">От леденящей ревности… Армилла,</text:p>
      <text:p text:style-name="P5">Я знаю, несравненно хороша…</text:p>
      <text:p text:style-name="P5">Дженнаро – брат мой. Но любовь не смотрит</text:p>
      <text:p text:style-name="P5">На братство, на вражду, на честь, на распри…</text:p>
      <text:p text:style-name="P2">О, что за пламень у меня в груди!</text:p>
      <text:p text:style-name="Text_20_body"><text:span text:style-name="Emphasis"><text:span text:style-name="T2">(Уходит в гневе, сопровождаемый стражей.)</text:span></text:span></text:p>
      <text:p text:style-name="Text_20_body"><text:span text:style-name="Strong_20_Emphasis"><text:span text:style-name="T2">Дженнаро</text:span></text:span></text:p>
      <text:p text:style-name="P5">Миллон!.. Мой брат!.. Вот он уходит, гневный,</text:p>
      <text:p text:style-name="P5">А я, я не могу ему сказать:</text:p>
      <text:p text:style-name="P5">«Брат, убивая сокола и ноги</text:p>
      <text:p text:style-name="P5">Коню перерубая, я спасал</text:p>
      <text:p text:style-name="P5"><text:soft-page-break/>Твои глаза, я жизнь твою спасал!»</text:p>
      <text:p text:style-name="P5">Ведь если я ему открою тайну,</text:p>
      <text:p text:style-name="P5">Чтоб оправдаться, то Дженнаро станет</text:p>
      <text:p text:style-name="P5">Холодным изваяньем. Нет, терпенье,</text:p>
      <text:p text:style-name="P5">Терпенье, как и прежде! Но когда</text:p>
      <text:p text:style-name="P5">Он вступит в брак с Армиллою, то как</text:p>
      <text:p text:style-name="P5">Сегодня ночью я спасу его</text:p>
      <text:p text:style-name="P5">От грозного чудовища? Весь разум</text:p>
      <text:p text:style-name="P5">Я приложу, чтоб одолеть Норандо.</text:p>
      <text:p text:style-name="P5">Ничто меня в борьбе не остановит!</text:p>
      <text:p text:style-name="P2">Погибну сам, но брата я спасу!</text:p>
      <text:p text:style-name="Text_20_body"><text:span text:style-name="Emphasis"><text:span text:style-name="T2">Занавес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3:50:22.852822405</meta:creation-date>
    <dc:date>2020-06-06T14:08:33.070606983</dc:date>
    <meta:editing-duration>PT7M50S</meta:editing-duration>
    <meta:editing-cycles>1</meta:editing-cycles>
    <meta:document-statistic meta:table-count="0" meta:image-count="0" meta:object-count="0" meta:page-count="5" meta:paragraph-count="144" meta:word-count="805" meta:character-count="5173" meta:non-whitespace-character-count="4307"/>
    <meta:generator>LibreOffice/6.0.7.3$Linux_X86_64 LibreOffice_project/00m0$Build-3</meta:generator>
  </office:meta>
</office:document-meta>
</file>